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style-name="Default"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table:style-name="ce14"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f3 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ce14" office:value-type="string">
            <text:p>f3 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M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style-name="ce14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table:style-name="ce14"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64 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46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18:27:39</dc:date>
    <meta:editing-duration>P4DT7H52M59S</meta:editing-duration>
    <meta:editing-cycles>243</meta:editing-cycles>
    <meta:document-statistic meta:table-count="3" meta:cell-count="6269" meta:object-count="0"/>
  </office:meta>
</office:document-meta>
</file>